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deb3" officeooo:paragraph-rsid="0019deb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8627a" officeooo:paragraph-rsid="0018627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19deb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paragraph-rsid="0019deb3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c1fc9" officeooo:paragraph-rsid="001c1fc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c111" officeooo:paragraph-rsid="001bc11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deb3" officeooo:paragraph-rsid="0019deb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b544" officeooo:paragraph-rsid="001cb54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c111" officeooo:paragraph-rsid="001bc11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deb3" officeooo:paragraph-rsid="0019deb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9deb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fo:font-weight="bold" officeooo:rsid="0018627a" officeooo:paragraph-rsid="0018627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9deb3" officeooo:paragraph-rsid="0019deb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T1" style:family="text">
      <style:text-properties officeooo:rsid="0019deb3"/>
    </style:style>
    <style:style style:name="T2" style:family="text">
      <style:text-properties fo:font-weight="bold" officeooo:rsid="0019deb3" style:font-weight-asian="bold" style:font-weight-complex="bold"/>
    </style:style>
    <style:style style:name="T3" style:family="text">
      <style:text-properties fo:font-weight="bold" officeooo:rsid="001c1fc9" style:font-weight-asian="bold" style:font-weight-complex="bold"/>
    </style:style>
    <style:style style:name="T4" style:family="text">
      <style:text-properties fo:font-weight="bold" officeooo:rsid="001cb54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c3c6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Ubuntu" fo:letter-spacing="normal" fo:font-style="normal"/>
    </style:style>
    <style:style style:name="T8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10" style:family="text">
      <style:text-properties fo:font-variant="normal" fo:text-transform="none" fo:color="#000000" loext:opacity="100%" style:font-name="Ubuntu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Ubuntu" fo:letter-spacing="normal" fo:font-style="normal" fo:font-weight="normal" officeooo:rsid="001bc111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Ubuntu" fo:letter-spacing="normal" fo:font-style="normal" fo:font-weight="normal" officeooo:rsid="001c1fc9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15" style:family="text">
      <style:text-properties fo:font-variant="normal" fo:text-transform="none" fo:color="#000000" loext:opacity="100%" style:font-name="Ubuntu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style:font-name="Ubuntu" fo:letter-spacing="normal" fo:font-style="normal" fo:font-weight="bold" officeooo:rsid="001c1fc9" style:font-weight-asian="bold" style:font-weight-complex="bold"/>
    </style:style>
    <style:style style:name="T17" style:family="text">
      <style:text-properties fo:font-variant="normal" fo:text-transform="none" fo:color="#000000" loext:opacity="100%" style:font-name="Ubuntu" fo:letter-spacing="normal" fo:font-style="normal" fo:font-weight="bold" officeooo:rsid="001c1fc9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00" loext:opacity="100%" style:font-name="Ubuntu" fo:letter-spacing="normal" fo:font-style="normal" officeooo:rsid="001bc111"/>
    </style:style>
    <style:style style:name="T19" style:family="text">
      <style:text-properties fo:font-variant="normal" fo:text-transform="none" fo:color="#000000" loext:opacity="100%" style:font-name="Ubuntu" fo:letter-spacing="normal" fo:font-style="normal" officeooo:rsid="001c1fc9"/>
    </style:style>
    <style:style style:name="T20" style:family="text">
      <style:text-properties officeooo:rsid="0019deb3" style:font-size-asian="10.5pt" style:font-weight-asian="bold" style:font-size-complex="12pt" style:font-weight-complex="bold"/>
    </style:style>
    <style:style style:name="T21" style:family="text">
      <style:text-properties officeooo:rsid="001c1fc9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font-name="Ubuntu1"/>
    </style:style>
    <style:style style:name="T25" style:family="text">
      <style:text-properties style:font-name="Ubuntu1" fo:font-weight="bold" style:font-weight-asian="bold" style:font-weight-complex="bold"/>
    </style:style>
    <style:style style:name="T26" style:family="text">
      <style:text-properties style:font-name="Ubuntu1" fo:font-weight="bold" officeooo:rsid="001cb544" style:font-weight-asian="bold" style:font-weight-complex="bold"/>
    </style:style>
    <style:style style:name="T27" style:family="text">
      <style:text-properties style:font-name="Ubuntu1" style:text-underline-style="none"/>
    </style:style>
    <style:style style:name="T28" style:family="text">
      <style:text-properties style:font-name="Ubuntu1" style:text-underline-style="none" fo:font-weight="bold" style:font-weight-asian="bold" style:font-weight-complex="bold"/>
    </style:style>
    <style:style style:name="T29" style:family="text">
      <style:text-properties style:font-name="Ubuntu1" style:text-underline-style="none" fo:font-weight="bold" officeooo:rsid="001dc3c6" style:font-weight-asian="bold" style:font-weight-complex="bold"/>
    </style:style>
    <style:style style:name="T30" style:family="text">
      <style:text-properties style:font-name="Ubuntu1" style:text-underline-style="none" officeooo:rsid="001dc3c6"/>
    </style:style>
    <style:style style:name="T31" style:family="text">
      <style:text-properties style:font-name="Ubuntu1" style:text-underline-style="none" fo:font-weight="normal" style:font-weight-asian="normal" style:font-weight-complex="normal"/>
    </style:style>
    <style:style style:name="T32" style:family="text">
      <style:text-properties officeooo:rsid="001cb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GRESQL</text:p>
      <text:p text:style-name="P2"/>
      <text:p text:style-name="P3"/>
      <text:p text:style-name="P16"><text:tab/>É <text:span text:style-name="T1">um </text:span><text:span text:style-name="T2">sistema de gerenciamento de banco de dados</text:span><text:span text:style-name="T1"> do tipo </text:span><text:span text:style-name="T2">relacional. </text:span><text:span text:style-name="T1">O Postgresql é um descendente de código fonte aberto desde código original de </text:span><text:span text:style-name="T2">Berkeley</text:span><text:span text:style-name="T1">, que suporta grande parte do padrão SQL e oferece muitas funcionalidades modernas, como:</text:span></text:p>
      <text:p text:style-name="P16"/>
      <text:p text:style-name="P16"><text:tab/>- comandos complexos</text:p>
      <text:p text:style-name="P16"><text:tab/>- chaves estrangeiras</text:p>
      <text:p text:style-name="P17"><text:tab/>- gatilhos</text:p>
      <text:p text:style-name="P17"><text:tab/>- visões</text:p>
      <text:p text:style-name="P16"><text:tab/>- <text:span text:style-name="T1">i</text:span>ntegridade transacional</text:p>
      <text:p text:style-name="P16"><text:tab/>- controle de simultaneidade multiversão</text:p>
      <text:p text:style-name="P18"/>
      <text:p text:style-name="P16">Além disso, o PostgreSQL pode ser ampliado pelo usuário de muitas maneiras como, por exemplo, adicionando novos:</text:p>
      <text:p text:style-name="P16"/>
      <text:p text:style-name="P16"><text:tab/>- tipos de dado</text:p>
      <text:p text:style-name="P17"><text:tab/>- funções</text:p>
      <text:p text:style-name="P17"><text:tab/>- operadores</text:p>
      <text:p text:style-name="P16"><text:tab/>- funções de agregação</text:p>
      <text:p text:style-name="P16"><text:tab/>- métodos de índice</text:p>
      <text:p text:style-name="P16"><text:tab/>- linguagens procedurais</text:p>
      <text:p text:style-name="P16"/>
      <text:p text:style-name="P16"/>
      <text:p text:style-name="P19">BANCO DE DADOS RELACIONAL:</text:p>
      <text:p text:style-name="P19"><text:tab/></text:p>
      <text:p text:style-name="P6"><text:span text:style-name="T20"><text:tab/></text:span><text:span text:style-name="T8">Os bancos de dados relacionais armazenam os dados em linha e colunas, em tabelas, e são baseados na álgebra relacional, um campo da teoria dos conjuntos algébricos.</text:span></text:p>
      <text:p text:style-name="P6"><text:span text:style-name="T8"><text:tab/>A</text:span><text:span text:style-name="T9">s linhas se relacionam com as colunas, por isso a denominação </text:span><text:span text:style-name="T14">relacional.</text:span></text:p>
      <text:p text:style-name="P6"><text:span text:style-name="T11"><text:tab/>A estrutura dos bancos relacionais permite associar informações de diferentes tabelas, utilizando </text:span><text:span text:style-name="T14">chaves estrangeiras</text:span><text:span text:style-name="T11">, também chamadas de índices.</text:span></text:p>
      <text:p text:style-name="P6"><text:span text:style-name="T11"/></text:p>
      <text:p text:style-name="P6"><text:span text:style-name="T11"/></text:p>
      <text:p text:style-name="P7"><text:span text:style-name="T7">BANCO DE DADOS NÃO RELACIONAL:</text:span></text:p>
      <text:p text:style-name="P7"><text:span text:style-name="T7"><text:tab/></text:span></text:p>
      <text:p text:style-name="P7"><text:span text:style-name="T10"><text:tab/>Já os bancos de dados não relacionais não é estruturado por tabelas, logo, não são necessários esquemas para adicionar um dado relacionando uma tabela com uma linha.</text:span></text:p>
      <text:p text:style-name="P7"><text:span text:style-name="T10"/></text:p>
      <text:p text:style-name="P7"><text:span text:style-name="T10"/></text:p>
      <text:p text:style-name="P7"><text:span text:style-name="T7">PGADMIN4:</text:span></text:p>
      <text:p text:style-name="P7"><text:span text:style-name="T7"><text:tab/></text:span></text:p>
      <text:p text:style-name="P4"><text:span text:style-name="T7"><text:tab/>Parte gráfica do db. Pode ser executada pelo software ou por web.</text:span></text:p>
      <text:p text:style-name="P4"><text:span text:style-name="T7"><text:tab/><text:tab/></text:span></text:p>
      <text:p text:style-name="P4"><text:span text:style-name="T7"><text:tab/><text:tab/></text:span><text:span text:style-name="T15">127.0.0.1/pgadmin4</text:span><text:span text:style-name="T7"> (configurado no ubuntu)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10"><text:soft-page-break/><text:span text:style-name="T7">PSQL:</text:span></text:p>
      <text:p text:style-name="P7"><text:span text:style-name="T10"><text:tab/></text:span></text:p>
      <text:p text:style-name="P7"><text:span text:style-name="T10"><text:tab/>É um arquivo executável, um cliente em modo texto que pode ser encontrado no diretório de instalação do Postgres.</text:span></text:p>
      <text:p text:style-name="P7"><text:span text:style-name="T10"/></text:p>
      <text:p text:style-name="P7"><text:span text:style-name="T10"><text:tab/><text:tab/></text:span><text:span text:style-name="T7">sudo -u postgres psql</text:span><text:span text:style-name="T10"> (configurado para abrir o psql no Ubuntu Shell)</text:span></text:p>
      <text:p text:style-name="P4"><text:span text:style-name="T7"><text:tab/><text:tab/></text:span></text:p>
      <text:p text:style-name="P4"><text:span text:style-name="T7"><text:tab/>ou </text:span></text:p>
      <text:p text:style-name="P4"><text:span text:style-name="T7"><text:tab/><text:tab/></text:span></text:p>
      <text:p text:style-name="P4"><text:span text:style-name="T7"><text:tab/><text:tab/></text:span><text:span text:style-name="T15">sudo -i -u postgres</text:span><text:span text:style-name="T7"> (digitar a senha configurada)</text:span></text:p>
      <text:p text:style-name="P4"><text:span text:style-name="T7"><text:tab/><text:tab/></text:span><text:span text:style-name="T15">psql</text:span></text:p>
      <text:p text:style-name="P4"><text:span text:style-name="T7"/></text:p>
      <text:p text:style-name="P4"><text:span text:style-name="T7"><text:tab/>ou</text:span></text:p>
      <text:p text:style-name="P4"><text:span text:style-name="T7"/></text:p>
      <text:p text:style-name="P4"><text:span text:style-name="T7"><text:tab/><text:tab/></text:span><text:span text:style-name="T15">psql -U postgres</text:span><text:span text:style-name="T7"> (entra direto no usuário postgres psql)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10"><text:span text:style-name="T7">ALGUNS COMANDOS BÁSICOS:</text:span></text:p>
      <text:p text:style-name="P7"><text:span text:style-name="T7"/></text:p>
      <text:p text:style-name="P7"><text:span text:style-name="T7"><text:tab/>\h <text:tab/></text:span><text:span text:style-name="T10">(mostra todos os comandos do psql)</text:span></text:p>
      <text:p text:style-name="P7"><text:span text:style-name="T10"><text:tab/></text:span><text:span text:style-name="T7">\h “nomeComando” <text:tab/></text:span><text:span text:style-name="T10">(Explica sobre como ela pode ser utilizada)</text:span></text:p>
      <text:p text:style-name="P7"><text:span text:style-name="T10"><text:tab/></text:span><text:span text:style-name="T7">man “comando” </text:span><text:span text:style-name="T10"><text:tab/>(mostra o manual do comando)</text:span></text:p>
      <text:p text:style-name="P7"><text:span text:style-name="T10"><text:tab/></text:span><text:span text:style-name="T7">\?</text:span><text:span text:style-name="T10"><text:tab/>(mostra todos os comandos de SU)</text:span></text:p>
      <text:p text:style-name="P7"><text:span text:style-name="T10"><text:tab/></text:span><text:span text:style-name="T7">\l</text:span><text:span text:style-name="T10"><text:tab/>(lista todos os banco de dados)</text:span></text:p>
      <text:p text:style-name="P7"><text:span text:style-name="T7"><text:tab/>q<text:tab/></text:span><text:span text:style-name="T10">(volta para a tela anterior)</text:span></text:p>
      <text:p text:style-name="P7"><text:span text:style-name="T10"><text:tab/></text:span><text:span text:style-name="T7">\q</text:span><text:span text:style-name="T10"><text:tab/>(sair)</text:span></text:p>
      <text:p text:style-name="P7"><text:span text:style-name="T7"><text:tab/>\du</text:span><text:span text:style-name="T10"><text:tab/>(lista todos os usuários)</text:span></text:p>
      <text:p text:style-name="P7"><text:span text:style-name="T7"><text:tab/>\ c “nomedb”<text:tab/></text:span><text:span text:style-name="T10"><text:tab/>(seleciona o banco de dados)</text:span></text:p>
      <text:p text:style-name="P7"><text:span text:style-name="T7"><text:tab/>\conninfo</text:span><text:span text:style-name="T10"><text:tab/>(mostra qual usuário está conectado)</text:span></text:p>
      <text:p text:style-name="P7"><text:span text:style-name="T7"><text:tab/>\dt<text:tab/>(</text:span><text:span text:style-name="T10">lista todas as tabelas)</text:span></text:p>
      <text:p text:style-name="P7"><text:span text:style-name="T10"><text:tab/></text:span><text:span text:style-name="T18">\password<text:tab/></text:span><text:span text:style-name="T12">(inserir uma senha para o usuário)</text:span></text:p>
      <text:p text:style-name="P7"><text:span text:style-name="T18"><text:tab/>ctrl +l<text:tab/></text:span><text:span text:style-name="T12"><text:tab/>(limpa a tela)</text:span></text:p>
      <text:p text:style-name="P7"><text:span text:style-name="T12"><text:tab/></text:span></text:p>
      <text:p text:style-name="P7"><text:span text:style-name="T12"><text:tab/></text:span><text:span text:style-name="T18">sudo systemctl restart postgresql</text:span><text:span text:style-name="T12"><text:tab/>(reinicia o postgresql)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9"><text:span text:style-name="T7">COMO MUDAR O COMPORTAMENTO PADRÃO DE SENHA PSQL:</text:span></text:p>
      <text:p text:style-name="P9"><text:span text:style-name="T7"/></text:p>
      <text:p text:style-name="P13"><text:span text:style-name="T7"><text:tab/></text:span><text:span text:style-name="T10">Por padrão, ao alterar a senha do psql, o Ubuntu continua não pedindo senha para logar, ele considera que o mesmo usuário do Ubuntu é quem está utilizando o servidor. Para mudar essa configuração padrão e fazer com que, ao tentar no psql, ele peça senha, faça:</text:span></text:p>
      <text:p text:style-name="P13"><text:span text:style-name="T10"/></text:p>
      <text:p text:style-name="P13"><text:span text:style-name="T10"><text:tab/><text:tab/></text:span><text:span text:style-name="T7">show hba_file; </text:span><text:span text:style-name="T10">(mostra onde está o arquivo pg_hba.conf)</text:span></text:p>
      <text:p text:style-name="P4"><text:span text:style-name="T7"><text:tab/><text:tab/><text:tab/></text:span></text:p>
      <text:p text:style-name="P4"><text:span text:style-name="T7"><text:tab/></text:span><text:span text:style-name="T19">Copie o endereço abaixo e o edite com </text:span><text:span text:style-name="T16">nano</text:span><text:span text:style-name="T19">:</text:span></text:p>
      <text:p text:style-name="P4"><text:span text:style-name="T19"/></text:p>
      <text:p text:style-name="P4"><text:span text:style-name="T19"><text:tab/><text:tab/></text:span><text:span text:style-name="T17">sudo nano /etc/postgresql/15/main/pg_hba.conf</text:span></text:p>
      <text:p text:style-name="P7"><text:span text:style-name="T10"><text:tab/></text:span></text:p>
      <text:p text:style-name="P7"><text:span text:style-name="T10"><text:tab/><text:tab/></text:span><text:span text:style-name="T19">Ctrl+O</text:span><text:span text:style-name="T13"><text:tab/>(salva)</text:span></text:p>
      <text:p text:style-name="P7"><text:soft-page-break/><text:span text:style-name="T13"><text:tab/><text:tab/></text:span><text:span text:style-name="T19">Enter</text:span></text:p>
      <text:p text:style-name="P7"><text:span text:style-name="T13"><text:tab/><text:tab/></text:span><text:span text:style-name="T19">Ctrl+X<text:tab/></text:span><text:span text:style-name="T13">(sair)</text:span></text:p>
      <text:p text:style-name="P8"><text:span text:style-name="T13"><text:tab/></text:span><text:span text:style-name="T7">METHOD</text:span></text:p>
      <text:p text:style-name="P7"><text:span text:style-name="T10"><text:tab/><text:tab/></text:span></text:p>
      <text:p text:style-name="P7"><text:span text:style-name="T10"><text:tab/><text:tab/></text:span><text:span text:style-name="T19">peer:</text:span><text:span text:style-name="T13"> Por padrão ele vem como peer, seria um padrão “eu consigo em você”, o sistema confia que o mesmo usuário que está logado no Ubuntu é o mesmo que está mexendo no servidor.</text:span></text:p>
      <text:p text:style-name="P7"><text:span text:style-name="T13"/></text:p>
      <text:p text:style-name="P7"><text:span text:style-name="T13"><text:tab/><text:tab/></text:span><text:span text:style-name="T19">md5: </text:span><text:span text:style-name="T13">Pede senha ao tentar entrar como usuário no db</text:span></text:p>
      <text:p text:style-name="P7"><text:span text:style-name="T10"/></text:p>
      <text:p text:style-name="P7"><text:span text:style-name="T10"/></text:p>
      <text:p text:style-name="P5"><text:tab/></text:p>
      <text:p text:style-name="P20"><text:span text:style-name="T21">CRIAR UM NOVO USUÁRIO NO BANCO DE DADOS:</text:span></text:p>
      <text:p text:style-name="P20"/>
      <text:p text:style-name="P23"><text:tab/><text:span text:style-name="T3">createuser: </text:span><text:span text:style-name="T21">Cria um novo usuários</text:span></text:p>
      <text:p text:style-name="P23"><text:tab/><text:tab/></text:p>
      <text:p text:style-name="P23"><text:tab/><text:tab/><text:span text:style-name="T3">sudo -i -u postgres </text:span><text:span text:style-name="T21">(primeiro, logar com o usuário que tem permissão)</text:span></text:p>
      <text:p text:style-name="P23"/>
      <text:p text:style-name="P23"><text:tab/><text:tab/><text:span text:style-name="T3">createuser -dPs elbert </text:span><text:span text:style-name="T21">(cria um novo usuário com permissão para criar um db, pede para inserir uma senha de usuário e permissão para super usuário)</text:span></text:p>
      <text:p text:style-name="P23"><text:tab/><text:tab/></text:p>
      <text:p text:style-name="P23"><text:tab/><text:span text:style-name="T21">ou</text:span></text:p>
      <text:p text:style-name="P23"/>
      <text:p text:style-name="P23"><text:tab/><text:tab/><text:span text:style-name="T3">createuser –interactive elbert </text:span><text:span text:style-name="T21">(cria novo usuário de modo interativo)</text:span></text:p>
      <text:p text:style-name="P23"/>
      <text:p text:style-name="P23"><text:tab/><text:span text:style-name="T21">Para logar com o novo usuário, é necessário configurá-lo no </text:span><text:span text:style-name="T3">hba_fil</text:span><text:span text:style-name="T4">e.</text:span></text:p>
      <text:p text:style-name="P23"><text:span text:style-name="T4"><text:tab/></text:span><text:span text:style-name="T32">Após configurar o hba_file, reiniciar o psql para que o novo usuário seja reconhecido.</text:span></text:p>
      <text:p text:style-name="P23"><text:tab/></text:p>
      <text:p text:style-name="P23"><text:tab/><text:tab/><text:span text:style-name="T4">sudo systemctl restart postgresql</text:span></text:p>
      <text:p text:style-name="P23"><text:span text:style-name="T4"/></text:p>
      <text:p text:style-name="P23"><text:span text:style-name="T4"><text:tab/></text:span><text:span text:style-name="T32">Para logar a primeira vez com o usuário, necessita colocá-lo em um db que existe</text:span></text:p>
      <text:p text:style-name="P23"/>
      <text:p text:style-name="P23"><text:tab/><text:tab/><text:span text:style-name="T4">psql -U elbert postgres</text:span><text:span text:style-name="T32"> (apenas para o primeiro login)</text:span></text:p>
      <text:p text:style-name="P23"><text:tab/><text:tab/></text:p>
      <text:p text:style-name="P23"><text:tab/><text:span text:style-name="T32">Para os próximos logins, basta:</text:span></text:p>
      <text:p text:style-name="P23"/>
      <text:p text:style-name="P15"><text:span text:style-name="T24"><text:tab/><text:tab/></text:span><text:span text:style-name="T26">psql -U elbert</text:span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2"><text:span text:style-name="T25">COMO EXCLUIR UM USUÁRIO:</text:span></text:p>
      <text:p text:style-name="P12"><text:span text:style-name="T28"/></text:p>
      <text:p text:style-name="P12"><text:span text:style-name="T28"><text:tab/>DROP: </text:span><text:span text:style-name="T27">Serve para excluir</text:span></text:p>
      <text:p text:style-name="P12"><text:span text:style-name="T27"/></text:p>
      <text:p text:style-name="P12"><text:span text:style-name="T27"><text:tab/></text:span><text:span text:style-name="T29">dropuser:</text:span><text:span text:style-name="T30"> utilizado para excluir um usuário</text:span></text:p>
      <text:p text:style-name="P12"><text:span text:style-name="T30"/></text:p>
      <text:p text:style-name="P12"><text:span text:style-name="T30"><text:tab/><text:tab/></text:span><text:span text:style-name="T29">sudo -i -u postgres </text:span><text:span text:style-name="T30">(loga com o usuário que tem permissão)</text:span></text:p>
      <text:p text:style-name="P12"><text:span text:style-name="T30"><text:tab/><text:tab/></text:span></text:p>
      <text:p text:style-name="P12"><text:span text:style-name="T30"><text:tab/><text:tab/></text:span><text:span text:style-name="T29">dropuser elbert</text:span><text:span text:style-name="T30"> (exclui o usuário)</text:span></text:p>
      <text:p text:style-name="P12"><text:span text:style-name="T30"/></text:p>
      <text:p text:style-name="P12"><text:span text:style-name="T30"/></text:p>
      <text:p text:style-name="P11"><text:soft-page-break/><text:span text:style-name="T24">COMO CRIAR UM BANCO DE DADOS:</text:span></text:p>
      <text:p text:style-name="P11"><text:span text:style-name="T27"/></text:p>
      <text:p text:style-name="P11"><text:span text:style-name="T27"><text:tab/>create database “name”:</text:span><text:span text:style-name="T31"> Cria um novo banco de dados</text:span></text:p>
      <text:p text:style-name="P11"><text:span text:style-name="T31"/></text:p>
      <text:p text:style-name="P11"><text:span text:style-name="T31"><text:tab/><text:tab/></text:span><text:span text:style-name="T27">create database funcionarios; </text:span><text:span text:style-name="T31">(colocar o ; para finalizar o comando)</text:span></text:p>
      <text:p text:style-name="P11"><text:span text:style-name="T31"/></text:p>
      <text:p text:style-name="P11"><text:span text:style-name="T31"><text:tab/>ou então (as configurações abaixo são padrões do código acima)</text:span></text:p>
      <text:p text:style-name="P11"><text:span text:style-name="T31"/></text:p>
      <text:p text:style-name="P11"><text:span text:style-name="T31"><text:tab/><text:tab/></text:span><text:span text:style-name="T27">CREATE DATABASE funcionarios</text:span></text:p>
      <text:p text:style-name="P11"><text:span text:style-name="T31"><text:tab/><text:tab/></text:span><text:span text:style-name="T27">WITH</text:span></text:p>
      <text:p text:style-name="P11"><text:span text:style-name="T31"><text:tab/><text:tab/></text:span><text:span text:style-name="T27">OWNER = proprietário do db </text:span><text:span text:style-name="T31"><text:tab/>(nome do usuário proprietário do db)</text:span></text:p>
      <text:p text:style-name="P11"><text:span text:style-name="T31"><text:tab/></text:span><text:span text:style-name="T27"><text:tab/>ENCONDING = “UTF8”</text:span><text:span text:style-name="T31"><text:tab/>(codificação do idioma)</text:span></text:p>
      <text:p text:style-name="P11"><text:span text:style-name="T31"><text:tab/><text:tab/></text:span><text:span text:style-name="T27">LC_COLLATE = “pt_BR.UTF-8”<text:tab/></text:span><text:span text:style-name="T31">(colação do banco, para os caracteres)</text:span></text:p>
      <text:p text:style-name="P11"><text:span text:style-name="T31"><text:tab/><text:tab/></text:span><text:span text:style-name="T27">LC_CTYPE = “pt_BR.UTF-8”</text:span><text:span text:style-name="T31"><text:tab/>(tipos de caracteres)<text:tab/></text:span></text:p>
      <text:p text:style-name="P11"><text:span text:style-name="T31"><text:tab/><text:tab/></text:span><text:span text:style-name="T27">TABLESPACE = “pg_default”<text:tab/></text:span></text:p>
      <text:p text:style-name="P11"><text:span text:style-name="T31"><text:tab/><text:tab/></text:span><text:span text:style-name="T27">CONNECTION LIMITE -1<text:tab/><text:tab/></text:span><text:span text:style-name="T31">(-1 = conexão de user ilimitadas)</text:span></text:p>
      <text:p text:style-name="P11"><text:span text:style-name="T31"><text:tab/><text:tab/><text:tab/><text:tab/><text:tab/><text:tab/><text:tab/>(finaliza o comando ;)</text:span></text:p>
      <text:p text:style-name="P11"><text:span text:style-name="T31"/></text:p>
      <text:p text:style-name="P11"><text:span text:style-name="T31"><text:tab/></text:span><text:span text:style-name="T27">GRANT:</text:span><text:span text:style-name="T31"> Dá permissão para o usuário no banco de dados</text:span></text:p>
      <text:p text:style-name="P21"><text:span text:style-name="T23"><text:tab/><text:tab/></text:span></text:p>
      <text:p text:style-name="P21"><text:span text:style-name="T23"><text:tab/><text:tab/></text:span><text:span text:style-name="T22">GRANT ALL ON DATABASE bancoDeDados TO usuario;</text:span></text:p>
      <text:p text:style-name="P22"/>
      <text:p text:style-name="P22"><text:tab/>REVOKE: <text:span text:style-name="T5">Retira a permissão do usuário para o banco de dados</text:span></text:p>
      <text:p text:style-name="P22"><text:span text:style-name="T5"/></text:p>
      <text:p text:style-name="P22"><text:span text:style-name="T5"><text:tab/><text:tab/></text:span>REVOKE ALL ON DATABASE bancoDeDados FROM usuario;</text:p>
      <text:p text:style-name="P14"><text:tab/></text:p>
      <text:p text:style-name="P5"><text:span text:style-name="T5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8:43:40.665645861</meta:creation-date>
    <meta:editing-duration>PT14M8S</meta:editing-duration>
    <meta:editing-cycles>3</meta:editing-cycles>
    <meta:generator>LibreOffice/7.3.7.2$Linux_X86_64 LibreOffice_project/30$Build-2</meta:generator>
    <dc:date>2023-04-13T19:39:48.879082286</dc:date>
    <meta:document-statistic meta:table-count="0" meta:image-count="0" meta:object-count="0" meta:page-count="4" meta:paragraph-count="113" meta:word-count="745" meta:character-count="4701" meta:non-whitespace-character-count="3889"/>
  </office:meta>
</office:document-meta>
</file>